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9.7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ffdbb6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UTILITÀ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<text:a xlink:href="https://www.techrxiv.org/doi/full/10.36227/techrxiv.22683919.v2" xlink:type="simple">https://www.techrxiv.org/doi/full/10.36227/techrxiv.22683919.v2</text:a></text:p>
          </table:table-cell>
          <table:table-cell office:value-type="string" calcext:value-type="string">
            <text:p>Prompt Engineering For ChatGPT: A Quick Guide To Techniques, Tips, And Best Practices</text:p>
          </table:table-cell>
          <table:table-cell office:value-type="string" calcext:value-type="string">
            <text:p>Uno studio generico su come fare i propmt per chatGPT</text:p>
          </table:table-cell>
          <table:table-cell office:value-type="string" calcext:value-type="string">
            <text:p>Buono per la definizione di prompt engineering</text:p>
            <text:p>Da consigli buoni su come fare i propmt a livello linguistico, ti fa anche vedere delle opzioni che vanno messe per le AP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https://link.springer.com/article/10.1007/s00146-023-01752-8" xlink:type="simple">https://link.springer.com/article/10.1007/s00146-023-01752-8</text:a></text:p>
          </table:table-cell>
          <table:table-cell office:value-type="string" calcext:value-type="string">
            <text:p>Prompting meaning: a hermeneutic approach to optimising prompt engineering with ChatGPT</text:p>
            <text:p/>
          </table:table-cell>
          <table:table-cell office:value-type="string" calcext:value-type="string">
            <text:p>Non utile ai nostri fini perché approccia il propmt design o prompt engineering da un punto di vista fisolofico</text:p>
          </table:table-cell>
          <table:table-cell office:value-type="string" calcext:value-type="string">
            <text:p>Buono per l’introduzion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https://www.researchgate.net/publication/374612011_Artificial_intelligence_prompt_engineering_as_a_new_digital_competence_Analysis_of_generative_AI_technologies_such_as_ChatGPT" xlink:type="simple">https://www.researchgate.net/publication/374612011_Artificial_intelligence_prompt_engineering_as_a_new_digital_competence_Analysis_of_generative_AI_technologies_such_as_ChatGPT</text:a></text:p>
          </table:table-cell>
          <table:table-cell office:value-type="string" calcext:value-type="string">
            <text:p>Artificial intelligence prompt engineering as a new digital competence: Analysis of generative AI technologies such as ChatGPT</text:p>
          </table:table-cell>
          <table:table-cell office:value-type="string" calcext:value-type="string">
            <text:p>Uno studio che ti dice come sia importante saper fare i prompt su i LLM</text:p>
          </table:table-cell>
          <table:table-cell office:value-type="string" calcext:value-type="string">
            <text:p>Non ti dice come fare i promt ma solamente che saperli fare è important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6:50:51.142028805</meta:creation-date>
    <meta:generator>LibreOffice/7.3.7.2$Linux_X86_64 LibreOffice_project/30$Build-2</meta:generator>
    <dc:date>2024-01-31T10:55:27.832834652</dc:date>
    <meta:editing-duration>PT57M19S</meta:editing-duration>
    <meta:editing-cycles>23</meta:editing-cycles>
    <meta:document-statistic meta:table-count="1" meta:cell-count="16" meta:object-count="0"/>
  </office:meta>
</office:document-meta>
</file>